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F800003E9E0000178E20B45FBF818CB349.svm" manifest:media-type=""/>
  <manifest:file-entry manifest:full-path="Pictures/2000016500001A6B0000146E306579DF0B573531.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199cm" loext:contextual-spacing="false"/>
      <style:text-properties fo:language="sl" fo:country="SI" officeooo:rsid="00038e94" officeooo:paragraph-rsid="00038e94"/>
    </style:style>
    <style:style style:name="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28270a" officeooo:paragraph-rsid="0028270a" style:font-size-asian="16pt" style:font-weight-asian="bold" style:font-name-complex="Arial" style:font-weight-complex="bold"/>
    </style:style>
    <style:style style:name="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P5" style:family="paragraph" style:parent-style-name="Standard">
      <style:text-properties fo:language="sl" fo:country="SI" officeooo:rsid="00019794" officeooo:paragraph-rsid="000adb72"/>
    </style:style>
    <style:style style:name="P6" style:family="paragraph" style:parent-style-name="Standard">
      <style:paragraph-properties fo:line-height="110%"/>
      <style:text-properties fo:language="sl" fo:country="SI" style:text-underline-style="solid" style:text-underline-width="auto" style:text-underline-color="font-color" fo:font-weight="bold" officeooo:rsid="0004acc7" officeooo:paragraph-rsid="0007c388" style:font-weight-asian="bold" style:font-weight-complex="bold"/>
    </style:style>
    <style:style style:name="P7" style:family="paragraph" style:parent-style-name="Standard">
      <style:text-properties fo:language="sl" fo:country="SI" style:text-underline-style="solid" style:text-underline-width="auto" style:text-underline-color="font-color" fo:font-weight="bold" officeooo:rsid="0004acc7" officeooo:paragraph-rsid="0004acc7" style:font-weight-asian="bold" style:font-weight-complex="bold"/>
    </style:style>
    <style:style style:name="P8" style:family="paragraph" style:parent-style-name="Standard">
      <style:text-properties fo:language="sl" fo:country="SI" style:text-underline-style="solid" style:text-underline-width="auto" style:text-underline-color="font-color" fo:font-weight="bold" officeooo:rsid="000adb72" officeooo:paragraph-rsid="000adb72" style:font-weight-asian="bold" style:font-weight-complex="bold"/>
    </style:style>
    <style:style style:name="P9" style:family="paragraph" style:parent-style-name="Standard">
      <style:text-properties fo:language="sl" fo:country="SI" style:text-underline-style="solid" style:text-underline-width="auto" style:text-underline-color="font-color" fo:font-weight="bold" officeooo:rsid="000e349b" officeooo:paragraph-rsid="000e349b" style:font-weight-asian="bold" style:font-weight-complex="bold"/>
    </style:style>
    <style:style style:name="P10" style:family="paragraph" style:parent-style-name="Standard">
      <style:text-properties fo:language="sl" fo:country="SI" style:text-underline-style="none" fo:font-weight="normal" officeooo:rsid="0004acc7" officeooo:paragraph-rsid="0004acc7" style:font-weight-asian="normal" style:font-weight-complex="normal"/>
    </style:style>
    <style:style style:name="P11" style:family="paragraph" style:parent-style-name="Standard">
      <style:text-properties fo:language="sl" fo:country="SI" style:text-underline-style="none" fo:font-weight="normal" officeooo:rsid="000adb72" officeooo:paragraph-rsid="000adb72" style:font-weight-asian="normal" style:font-weight-complex="normal"/>
    </style:style>
    <style:style style:name="P12" style:family="paragraph" style:parent-style-name="Standard">
      <style:text-properties fo:language="sl" fo:country="SI" style:text-underline-style="none" fo:font-weight="normal" officeooo:rsid="000e349b" officeooo:paragraph-rsid="000e349b" style:font-weight-asian="normal" style:font-weight-complex="normal"/>
    </style:style>
    <style:style style:name="P13" style:family="paragraph" style:parent-style-name="Standard">
      <style:text-properties fo:language="sl" fo:country="SI" style:text-underline-style="none" fo:font-weight="normal" officeooo:rsid="0011a61d" officeooo:paragraph-rsid="0011a61d" style:font-weight-asian="normal" style:font-weight-complex="normal"/>
    </style:style>
    <style:style style:name="P14" style:family="paragraph" style:parent-style-name="Standard">
      <style:text-properties fo:language="sl" fo:country="SI" style:text-underline-style="none" fo:font-weight="normal" officeooo:rsid="0041188e" officeooo:paragraph-rsid="0041188e" style:font-weight-asian="normal" style:font-weight-complex="normal"/>
    </style:style>
    <style:style style:name="P15" style:family="paragraph" style:parent-style-name="Standard">
      <style:text-properties fo:language="sl" fo:country="SI" officeooo:rsid="000cd0ab" officeooo:paragraph-rsid="000cd0ab"/>
    </style:style>
    <style:style style:name="P16" style:family="paragraph" style:parent-style-name="Standard">
      <style:text-properties fo:language="sl" fo:country="SI" officeooo:rsid="000cd0ab" officeooo:paragraph-rsid="00455acd"/>
    </style:style>
    <style:style style:name="P17" style:family="paragraph" style:parent-style-name="Standard">
      <style:paragraph-properties fo:line-height="110%"/>
      <style:text-properties fo:language="sl" fo:country="SI" fo:font-style="normal" style:text-underline-style="none" fo:font-weight="normal" officeooo:rsid="000a17d4" officeooo:paragraph-rsid="0007c388" style:font-style-asian="normal" style:font-weight-asian="normal" style:font-style-complex="normal" style:font-weight-complex="normal"/>
    </style:style>
    <style:style style:name="P18" style:family="paragraph" style:parent-style-name="Standard">
      <style:text-properties fo:language="sl" fo:country="SI" fo:font-style="normal" style:text-underline-style="none" fo:font-weight="normal" officeooo:rsid="0012499b" officeooo:paragraph-rsid="00399cd3" style:font-style-asian="normal" style:font-weight-asian="normal" style:font-style-complex="normal" style:font-weight-complex="normal"/>
    </style:style>
    <style:style style:name="P19" style:family="paragraph" style:parent-style-name="Standard">
      <style:text-properties fo:language="sl" fo:country="SI" fo:font-style="normal" style:text-underline-style="none" fo:font-weight="normal" officeooo:rsid="0012499b" officeooo:paragraph-rsid="0041188e" style:font-style-asian="normal" style:font-weight-asian="normal" style:font-style-complex="normal" style:font-weight-complex="normal"/>
    </style:style>
    <style:style style:name="P20" style:family="paragraph" style:parent-style-name="Standard">
      <style:paragraph-properties fo:line-height="110%"/>
      <style:text-properties fo:language="sl" fo:country="SI" fo:font-style="normal" style:text-underline-style="none" fo:font-weight="normal" officeooo:rsid="0025e5ed" officeooo:paragraph-rsid="003bd373" style:font-style-asian="normal" style:font-weight-asian="normal" style:font-style-complex="normal" style:font-weight-complex="normal"/>
    </style:style>
    <style:style style:name="P21" style:family="paragraph" style:parent-style-name="Standard">
      <style:text-properties fo:language="sl" fo:country="SI" fo:font-style="normal" style:text-underline-style="none" fo:font-weight="normal" officeooo:rsid="0035591c" officeooo:paragraph-rsid="0035591c" style:font-style-asian="normal" style:font-weight-asian="normal" style:font-style-complex="normal" style:font-weight-complex="normal"/>
    </style:style>
    <style:style style:name="P22" style:family="paragraph" style:parent-style-name="Standard">
      <style:text-properties fo:language="sl" fo:country="SI" fo:font-style="normal" officeooo:rsid="000cd0ab" officeooo:paragraph-rsid="000cd0ab" style:font-style-asian="normal" style:font-style-complex="normal"/>
    </style:style>
    <style:style style:name="P23" style:family="paragraph" style:parent-style-name="Standard">
      <style:text-properties fo:language="sl" fo:country="SI" fo:font-style="normal" fo:font-weight="normal" officeooo:rsid="000cd0ab" officeooo:paragraph-rsid="000cd0ab" style:font-style-asian="normal" style:font-weight-asian="normal" style:font-style-complex="normal" style:font-weight-complex="normal"/>
    </style:style>
    <style:style style:name="P24" style:family="paragraph" style:parent-style-name="Standard">
      <style:text-properties fo:language="sl" fo:country="SI" fo:font-style="normal" style:text-underline-style="solid" style:text-underline-width="auto" style:text-underline-color="font-color" fo:font-weight="bold" officeooo:rsid="0011a61d" officeooo:paragraph-rsid="0041188e" style:font-style-asian="normal" style:font-weight-asian="bold" style:font-style-complex="normal" style:font-weight-complex="bold"/>
    </style:style>
    <style:style style:name="P25" style:family="paragraph" style:parent-style-name="Standard">
      <style:paragraph-properties fo:line-height="110%"/>
      <style:text-properties fo:language="sl" fo:country="SI" officeooo:rsid="0004acc7" officeooo:paragraph-rsid="0007c388"/>
    </style:style>
    <style:style style:name="P26" style:family="paragraph" style:parent-style-name="Standard">
      <style:text-properties fo:language="sl" fo:country="SI" officeooo:rsid="000adb72" officeooo:paragraph-rsid="000adb72"/>
    </style:style>
    <style:style style:name="P27" style:family="paragraph" style:parent-style-name="Standard">
      <style:text-properties fo:language="sl" fo:country="SI" officeooo:rsid="0046c161" officeooo:paragraph-rsid="00455acd"/>
    </style:style>
    <style:style style:name="P28" style:family="paragraph" style:parent-style-name="Slika">
      <style:text-properties fo:language="sl" fo:country="SI"/>
    </style:style>
    <style:style style:name="P29" style:family="paragraph" style:parent-style-name="Standard">
      <style:paragraph-properties fo:break-before="page"/>
      <style:text-properties fo:language="sl" fo:country="SI" officeooo:rsid="000cd0ab" officeooo:paragraph-rsid="000cd0ab"/>
    </style:style>
    <style:style style:name="P30" style:family="paragraph" style:parent-style-name="Standard" style:list-style-name="L1">
      <style:text-properties fo:language="sl" fo:country="SI" style:text-underline-style="none" fo:font-weight="normal" officeooo:rsid="0030e864" officeooo:paragraph-rsid="0046b765" style:font-weight-asian="normal" style:font-weight-complex="normal"/>
    </style:style>
    <style:style style:name="P31" style:family="paragraph" style:parent-style-name="Standard" style:list-style-name="L1">
      <style:text-properties fo:language="sl" fo:country="SI" style:text-underline-style="none" fo:font-weight="normal" officeooo:rsid="00313358" officeooo:paragraph-rsid="0046b765" style:font-weight-asian="normal" style:font-weight-complex="normal"/>
    </style:style>
    <style:style style:name="P32" style:family="paragraph" style:parent-style-name="Standard" style:list-style-name="L1">
      <style:text-properties fo:language="sl" fo:country="SI" style:text-underline-style="none" fo:font-weight="normal" officeooo:rsid="000faed6" officeooo:paragraph-rsid="0046b765" style:font-weight-asian="normal" style:font-weight-complex="normal"/>
    </style:style>
    <style:style style:name="P33" style:family="paragraph" style:parent-style-name="Standard" style:list-style-name="L1">
      <style:text-properties fo:language="sl" fo:country="SI" style:text-underline-style="none" fo:font-weight="normal" officeooo:rsid="0011a61d" officeooo:paragraph-rsid="00432787" style:font-weight-asian="normal" style:font-weight-complex="normal"/>
    </style:style>
    <style:style style:name="P34" style:family="paragraph" style:parent-style-name="Standard" style:list-style-name="L1">
      <style:text-properties fo:language="sl" fo:country="SI" style:text-underline-style="none" fo:font-weight="normal" officeooo:rsid="0046c161" officeooo:paragraph-rsid="00477b4f" style:font-weight-asian="normal" style:font-weight-complex="normal"/>
    </style:style>
    <style:style style:name="P35" style:family="paragraph" style:parent-style-name="Standard" style:list-style-name="L1">
      <style:text-properties fo:language="sl" fo:country="SI" fo:font-style="normal" style:text-underline-style="none" fo:font-weight="normal" officeooo:rsid="0011a61d" officeooo:paragraph-rsid="0030b9c7" style:font-style-asian="normal" style:font-weight-asian="normal" style:font-style-complex="normal" style:font-weight-complex="normal"/>
    </style:style>
    <style:style style:name="P36" style:family="paragraph" style:parent-style-name="Standard" style:list-style-name="L1">
      <style:text-properties fo:language="sl" fo:country="SI" fo:font-style="normal" style:text-underline-style="none" fo:font-weight="normal" officeooo:rsid="0030e00a" officeooo:paragraph-rsid="0030e00a" style:font-style-asian="normal" style:font-weight-asian="normal" style:font-style-complex="normal" style:font-weight-complex="normal"/>
    </style:style>
    <style:style style:name="P37" style:family="paragraph" style:parent-style-name="Standard" style:list-style-name="L1">
      <style:text-properties fo:language="sl" fo:country="SI" fo:font-style="normal" style:text-underline-style="none" fo:font-weight="normal" officeooo:rsid="0041188e" officeooo:paragraph-rsid="0041188e" style:font-style-asian="normal" style:font-weight-asian="normal" style:font-style-complex="normal" style:font-weight-complex="normal"/>
    </style:style>
    <style:style style:name="T1" style:family="text">
      <style:text-properties officeooo:rsid="003bd373"/>
    </style:style>
    <style:style style:name="T2" style:family="text">
      <style:text-properties fo:font-style="italic" style:font-style-asian="italic" style:font-style-complex="italic"/>
    </style:style>
    <style:style style:name="T3" style:family="text">
      <style:text-properties fo:font-style="italic" officeooo:rsid="0011fb69" style:font-style-asian="italic" style:font-style-complex="italic"/>
    </style:style>
    <style:style style:name="T4" style:family="text">
      <style:text-properties fo:font-style="italic" officeooo:rsid="0041188e" style:font-style-asian="italic" style:font-style-complex="italic"/>
    </style:style>
    <style:style style:name="T5" style:family="text">
      <style:text-properties fo:font-style="italic" officeooo:rsid="003a0217"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c9a8d" style:font-style-asian="normal" style:font-style-complex="normal"/>
    </style:style>
    <style:style style:name="T9" style:family="text">
      <style:text-properties fo:font-style="normal" officeooo:rsid="002da96b" style:font-style-asian="normal" style:font-style-complex="normal"/>
    </style:style>
    <style:style style:name="T10" style:family="text">
      <style:text-properties fo:font-style="normal" officeooo:rsid="0030e00a" style:font-style-asian="normal" style:font-style-complex="normal"/>
    </style:style>
    <style:style style:name="T11" style:family="text">
      <style:text-properties fo:font-style="normal" officeooo:rsid="0033e05c" style:font-style-asian="normal" style:font-style-complex="normal"/>
    </style:style>
    <style:style style:name="T12" style:family="text">
      <style:text-properties fo:font-style="normal" officeooo:rsid="003a0217" style:font-style-asian="normal" style:font-style-complex="normal"/>
    </style:style>
    <style:style style:name="T13" style:family="text">
      <style:text-properties fo:font-style="normal" officeooo:rsid="003ca5bd" style:font-style-asian="normal" style:font-style-complex="normal"/>
    </style:style>
    <style:style style:name="T14" style:family="text">
      <style:text-properties fo:font-style="normal" officeooo:rsid="0048b072"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0a17d4"/>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0c6506" style:font-weight-asian="normal" style:font-weight-complex="normal"/>
    </style:style>
    <style:style style:name="T21" style:family="text">
      <style:text-properties officeooo:rsid="0028270a"/>
    </style:style>
    <style:style style:name="T22" style:family="text">
      <style:text-properties officeooo:rsid="002da96b"/>
    </style:style>
    <style:style style:name="T23" style:family="text">
      <style:text-properties officeooo:rsid="002ec3a2"/>
    </style:style>
    <style:style style:name="T24" style:family="text">
      <style:text-properties officeooo:rsid="0030b9c7"/>
    </style:style>
    <style:style style:name="T25" style:family="text">
      <style:text-properties officeooo:rsid="003fd094"/>
    </style:style>
    <style:style style:name="T26" style:family="text">
      <style:text-properties officeooo:rsid="0041188e"/>
    </style:style>
    <style:style style:name="T27" style:family="text">
      <style:text-properties officeooo:rsid="004e7254"/>
    </style:style>
    <style:style style:name="T28" style:family="text">
      <style:text-properties officeooo:rsid="00327063"/>
    </style:style>
    <style:style style:name="T29" style:family="text">
      <style:text-properties officeooo:rsid="00313358"/>
    </style:style>
    <style:style style:name="T30" style:family="text">
      <style:text-properties officeooo:rsid="00488ee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5"><text:span text:style-name="T18">Cilj vaje:</text:span><text:span text:style-name="T15"> </text:span></text:p>
      <text:p text:style-name="P6"/>
      <text:p text:style-name="P20">Realizirajte <text:span text:style-name="T21">nizkopasovni filter (IIR) s katerim boste izločili izmenično komponento. Kako vpliva razmerje mejne frekvence in vzorčne frekvence na numerično stabilnost. Filtra realizirajte tako z zapisom s plavajočo vejico kot tudi z zapisom s fiksno vejico.</text:span></text:p>
      <text:p text:style-name="P17"/>
      <text:p text:style-name="P7"><text:span text:style-name="T17">Opis sistema</text:span>:<text:span text:style-name="T15"> </text:span></text:p>
      <text:p text:style-name="P10"/>
      <text:p text:style-name="P26"><text:span text:style-name="T19">Sistem je sestavljen iz dveh tiskanih vezji. Na prvem se nahaja mikrokrmilnik TMS320F28069 s pripadajočim vmesnikom za povezavo z osebnim računalnikom. Na drugem pa se nahaja ojačevalnik, ki tokovno ojača PWM izhod mikrokrmilnika, RLC vezje in meritev napetosti na kondenzatorju RLC vezja ter meritev toka skozi dušilko RLC vezja. Meritev toka in napetosti je pripeljana na analogna vhoda mikrokrmilnika. </text:span><text:span text:style-name="T20">Shema sistema je prikazana na sliki </text:span><text:span text:style-name="T20"><text:sequence-ref text:reference-format="value" text:ref-name="refSlika0">1</text:sequence-ref></text:span><text:span text:style-name="T20">.</text:span></text:p>
      <text:p text:style-name="P26"/>
      <text:p text:style-name="P26"><draw:frame draw:style-name="fr1" draw:name="Frame1" text:anchor-type="paragraph" svg:width="16.03cm" draw:z-index="2"><draw:text-box fo:min-height="6.63cm"><text:p text:style-name="Slika"><draw:frame draw:style-name="fr3" draw:name="Image1" text:anchor-type="paragraph" svg:width="16.03cm" svg:height="6.63cm" style:rel-height="scale" draw:z-index="3"><draw:image xlink:href="Pictures/200000F800003E9E0000178E20B45FBF818CB349.svm" xlink:type="simple" xlink:show="embed" xlink:actuate="onLoad"/></draw:frame>Slika <text:sequence text:ref-name="refSlika0" text:name="Slika" text:formula="ooow:Slika+1" style:num-format="1">1</text:sequence>: Shema sistema za regulacijo periodične veličine na RLC vezju</text:p></draw:text-box></draw:frame></text:p>
      <text:p text:style-name="P27">Predloga programa se nahaja na Git repozitoriju na: <text:a xlink:type="simple" xlink:href="https://github.com/DP2vaje/DP2_filtri" text:style-name="Internet_20_link" text:visited-style-name="Visited_20_Internet_20_Link"><text:span text:style-name="T27">https://github.com/DP2vaje/DP2_filtri.git</text:span></text:a></text:p>
      <text:p text:style-name="P16"/>
      <text:p text:style-name="P16">Predloga programa je v grobem sestavljena iz treh modulov (slika <text:sequence-ref text:reference-format="value" text:ref-name="refSlika1">2</text:sequence-ref>). </text:p>
      <text:p text:style-name="P15"/>
      <text:p text:style-name="P15">V datoteki <text:span text:style-name="T2">main.c</text:span><text:span text:style-name="T7"> se nahaja funkcija </text:span><text:span text:style-name="T2">main()</text:span><text:span text:style-name="T7">, v kateri se izvede:</text:span></text:p>
      <text:p text:style-name="P22">- inicializacija mikrokrmilnika</text:p>
      <text:p text:style-name="P22">- inicializacija AD pretvornika</text:p>
      <text:p text:style-name="P22">- inicializacija PWM modula</text:p>
      <text:p text:style-name="P22">- inicializacija prekinitvene funkcije</text:p>
      <text:p text:style-name="P22">- požene časovnik PWM modula, ki tudi proži prekinitev in AD pretvorbo</text:p>
      <text:p text:style-name="P5"/>
      <text:p text:style-name="P15">V datoteki <text:span text:style-name="T2">BACK_loop.c</text:span><text:span text:style-name="T7"> se nahaja funkcija </text:span><text:span text:style-name="T2">BACK_loop()</text:span><text:span text:style-name="T7"> v kateri je neskončna zanka, ki se izvaja potem ko se zaključi inicializacija.</text:span></text:p>
      <text:p text:style-name="P29"><text:span text:style-name="T7">V datoteki </text:span><text:span text:style-name="T2">PER_int.c</text:span><text:span text:style-name="T7"> pa se nahajata dve funkciji. Funkcija </text:span><text:span text:style-name="T6">PER_int_setup()</text:span><text:span text:style-name="T16"> izvede:</text:span></text:p>
      <text:p text:style-name="P23">- inicializacijo registrov potrebnih za izvajanje prekinitve</text:p>
      <text:p text:style-name="P23">- inicializacijo podatkovnih strukture, ki so v uporabi v prekinitvi</text:p>
      <text:p text:style-name="P15"/>
      <text:p text:style-name="P15">Prekinitvena funkcija <text:span text:style-name="T2">PER_int()</text:span><text:span text:style-name="T7"> pa se izvaja periodično s taktom </text:span><text:span text:style-name="T8">1</text:span><text:span text:style-name="T7">0 kHz. V njej:</text:span></text:p>
      <text:p text:style-name="P22">- se prebereta rezultata AD pretvorbe</text:p>
      <text:p text:style-name="P22">- prv<text:span text:style-name="T23">ih pet sekund</text:span> sekund (<text:span text:style-name="T23">5</text:span>0000 vzorcev) se izvede kalibracija preostale napetosti za rezultat AD pretvorbe iz tokovne sonde</text:p>
      <text:p text:style-name="P22">- se preračuna rezultat AD <text:s/>pretvorbe</text:p>
      <text:p text:style-name="P22">- <text:span text:style-name="T22">se generira signal za PWM enoto s katerim vzbujamo RLC vezje. Signal je sestavljen iz dveh komponent. Osnovna ima frekvenco 100 Hz, višja pa frekvenco 1000 Hz.</text:span></text:p>
      <text:p text:style-name="P8"><draw:frame draw:style-name="fr2" draw:name="Frame2" text:anchor-type="paragraph" svg:width="6.763cm" draw:z-index="0"><draw:text-box fo:min-height="5.23cm"><text:p text:style-name="P28"><draw:frame draw:style-name="fr3" draw:name="Image2" text:anchor-type="paragraph" svg:width="6.763cm" svg:height="5.23cm" style:rel-height="scale" draw:z-index="1"><draw:image xlink:href="Pictures/2000016500001A6B0000146E306579DF0B573531.svm" xlink:type="simple" xlink:show="embed" xlink:actuate="onLoad"/></draw:frame>Slika <text:sequence text:ref-name="refSlika1" text:name="Slika" text:formula="ooow:Slika+1" style:num-format="1">2</text:sequence>: Shema izvajanja programa</text:p></draw:text-box></draw:frame>Predlagan potek:</text:p>
      <text:p text:style-name="P11"/>
      <text:list xml:id="list7538542790998662840" text:style-name="L1">
        <text:list-item>
          <text:p text:style-name="P30">Iz GitHub-a sklonirajte repozitorij v <text:span text:style-name="T29">izbrano mapo. Ustvarite in preklopite na novo vejo (Branch).</text:span></text:p>
        </text:list-item>
        <text:list-item>
          <text:p text:style-name="P31">Razvojno okolje poženite v izbrani mapi.</text:p>
        </text:list-item>
        <text:list-item>
          <text:p text:style-name="P32">Na podlagi priloženih navodil ustvarite projekt<text:span text:style-name="T28">, ki naj ima enako ime, kot je ime repozitorija.</text:span></text:p>
        </text:list-item>
        <text:list-item>
          <text:p text:style-name="P33"><text:span text:style-name="T12">Na podlagi električne sheme določite faktorja za preračun vrednosti AD pretvorbe za napetost in tok (</text:span><text:span text:style-name="T5">napetost_gain</text:span><text:span text:style-name="T12">, </text:span><text:span text:style-name="T5">tok_gain</text:span><text:span text:style-name="T12">). </text:span><text:span text:style-name="T9">Ob pravilno nastavljenem faktorju ojačanja se bo</text:span><text:span text:style-name="T12"> </text:span><text:span text:style-name="T9">n</text:span><text:span text:style-name="T12">apetost na kondenzatorju (</text:span><text:span text:style-name="T5">napetost</text:span><text:span text:style-name="T12">) </text:span><text:span text:style-name="T9">gibala me</text:span><text:span text:style-name="T10">d</text:span><text:span text:style-name="T9"> -</text:span><text:span text:style-name="T12">0</text:span><text:span text:style-name="T11">.</text:span><text:span text:style-name="T13">65</text:span><text:span text:style-name="T9"> in </text:span><text:span text:style-name="T10">+</text:span><text:span text:style-name="T12">0</text:span><text:span text:style-name="T11">.</text:span><text:span text:style-name="T13">96</text:span><text:span text:style-name="T9"> V</text:span><text:span text:style-name="T12">, tok skozi dušilko (</text:span><text:span text:style-name="T5">tok</text:span><text:span text:style-name="T12">) pa se bo gibal med -1,8 mA in +1,8 mA.</text:span></text:p>
        </text:list-item>
        <text:list-item>
          <text:p text:style-name="P35">Preverite osnovno delovanje sistema tako da <text:span text:style-name="T24">z modulom <text:s/></text:span><text:span text:style-name="T3">DLOG_gen </text:span><text:span text:style-name="T24">opazujete pomerjeno napetost in tok.</text:span></text:p>
        </text:list-item>
        <text:list-item>
          <text:p text:style-name="P36">Realizirajte <text:span text:style-name="T1">nizkopasovni </text:span>IIR filter <text:span text:style-name="T26">prvega reda</text:span>. <text:span text:style-name="T1">Mejna frekvenca naj bo 200 Hz.</text:span></text:p>
        </text:list-item>
        <text:list-item>
          <text:p text:style-name="P37">Znižujte mejno frekvenco tako da bo v filtriranem signalu prisotna samo enosmerna komponenta.</text:p>
        </text:list-item>
        <text:list-item>
          <text:p text:style-name="P37">V kolikor ne dosegate zadovoljivega dušenja izmeničnih komponent realizirajte dva IIR filtra prvega reda, ki ju vežite zaporedno.</text:p>
        </text:list-item>
        <text:list-item>
          <text:p text:style-name="P37">Poizkusite drugi filter izvajati z nižjo frekvenco.</text:p>
        </text:list-item>
        <text:list-item>
          <text:p text:style-name="P34"><text:span text:style-name="T7">Končno verzijo programa </text:span><text:span text:style-name="T14">p</text:span><text:span text:style-name="T7">ošljite na GitHub.</text:span></text:p>
        </text:list-item>
      </text:list>
      <text:p text:style-name="P9"><text:soft-page-break/>Zahteve:</text:p>
      <text:p text:style-name="P12"/>
      <text:p text:style-name="P18"><text:span text:style-name="T25">V primeru zapisa s fiksno vejico naj bo f</text:span>ormat zapisa števil F<text:span text:style-name="T26">4</text:span>.<text:span text:style-name="T26">12, vse spremenljivke pa naj bodo 16 bitne (tip </text:span><text:span text:style-name="T4">int</text:span><text:span text:style-name="T26">).</text:span></text:p>
      <text:p text:style-name="P18"/>
      <text:p text:style-name="P19">Program naj bo napisan tako, da se bo lahko format zapisa števil enostavno spremenil.</text:p>
      <text:p text:style-name="P24"/>
      <text:p text:style-name="P24">Rezultati:</text:p>
      <text:p text:style-name="P13"/>
      <text:p text:style-name="P14">Do katere mejne frekvence filter še deluje po pričakovanjih? Ali je ta mejna frekvenca odvisna od izvedbe filtra (s plavajočo vejico oziroma s fiksno vejico)?</text:p>
      <text:p text:style-name="P14"/>
      <text:p text:style-name="P14">Ali se v primeru serijske vezave dveh flitrov prvega reda lahko doseže nižjo mejno frekvenco drugega filter, ko le ta deluje z znižano frekvenco?</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l" fo:country="SI"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l" fo:country="SI"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Slika"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99cm" loext:contextual-spacing="false"/>
      <style:text-properties fo:language="sl" fo:country="SI" officeooo:rsid="00038e94" officeooo:paragraph-rsid="00038e94"/>
    </style:style>
    <style:style style:name="MP2" style:family="paragraph" style:parent-style-name="Header">
      <loext:graphic-properties draw:fill="solid" draw:fill-color="#cccccc" draw:opacity="100%"/>
      <style:paragraph-properties fo:background-color="#cccccc" fo:padding-left="0cm" fo:padding-right="0cm" fo:padding-top="0.035cm" fo:padding-bottom="0cm" fo:border-left="none" fo:border-right="none" fo:border-top="1.5pt solid #000000" fo:border-bottom="none"/>
      <style:text-properties fo:font-size="8pt" fo:language="sl" fo:country="SI" officeooo:paragraph-rsid="0004acc7" style:font-size-asian="8pt"/>
    </style:style>
    <style:style style:name="MP3" style:family="paragraph" style:parent-style-name="Header">
      <loext:graphic-properties draw:fill="solid" draw:fill-color="#cccccc" draw:opacity="100%"/>
      <style:paragraph-properties fo:text-align="center" style:justify-single-word="false" fo:background-color="#cccccc"/>
      <style:text-properties style:font-name="Arial" fo:font-size="16pt" fo:language="sl" fo:country="SI" fo:font-weight="bold" officeooo:rsid="0028270a" officeooo:paragraph-rsid="0028270a" style:font-size-asian="16pt" style:font-weight-asian="bold" style:font-name-complex="Arial" style:font-weight-complex="bold"/>
    </style:style>
    <style:style style:name="MP4" style:family="paragraph" style:parent-style-name="Header">
      <loext:graphic-properties draw:fill="solid" draw:fill-color="#cccccc" draw:opacity="100%"/>
      <style:paragraph-properties fo:text-align="center" style:justify-single-word="false" fo:background-color="#cccccc" fo:padding-left="0cm" fo:padding-right="0cm" fo:padding-top="0cm" fo:padding-bottom="0.035cm" fo:border-left="none" fo:border-right="none" fo:border-top="none" fo:border-bottom="1.5pt solid #000000"/>
      <style:text-properties fo:language="sl" fo:country="SI" officeooo:rsid="00019794" officeooo:paragraph-rsid="0004acc7"/>
    </style:style>
    <style:style style:name="MT1" style:family="text">
      <style:text-properties officeooo:rsid="00488ee8"/>
    </style:style>
    <style:style style:name="MT2" style:family="text">
      <style:text-properties officeooo:rsid="003bd37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IGITALNO PROCESIRANJE V MEHATRONIKI II</text:p>
        <text:p text:style-name="MP2"/>
        <text:p text:style-name="MP3"><text:span text:style-name="MT1">Vaja 8: </text:span>IIR filter <text:span text:style-name="MT2">1. red - vplivi</text:span></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9M10S</meta:editing-duration>
    <meta:editing-cycles>67</meta:editing-cycles>
    <meta:generator>LibreOffice/5.1.5.2$Windows_x86 LibreOffice_project/7a864d8825610a8c07cfc3bc01dd4fce6a9447e5</meta:generator>
    <dc:date>2016-11-09T11:17:47.985000000</dc:date>
    <meta:document-statistic meta:table-count="0" meta:image-count="2" meta:object-count="0" meta:page-count="3" meta:paragraph-count="42" meta:word-count="564" meta:character-count="3699" meta:non-whitespace-character-count="3182"/>
    <meta:user-defined meta:name="Info 1"/>
    <meta:user-defined meta:name="Info 2"/>
    <meta:user-defined meta:name="Info 3"/>
    <meta:user-defined meta:name="Info 4"/>
  </office:meta>
</office:document-meta>
</file>